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2" style:family="graphic" style:parent-style-name="standard">
      <style:graphic-properties svg:stroke-width="0.106cm" svg:stroke-color="#ff0000" draw:marker-start-width="0.359cm" draw:marker-end-width="0.359cm" svg:stroke-opacity="100%" draw:fill="none" draw:textarea-horizontal-align="justify" draw:textarea-vertical-align="middle" draw:auto-grow-height="false" fo:min-height="3.004cm" fo:min-width="1.87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6.25cm"/>
    </style:style>
    <style:style style:name="co1" style:family="table-column">
      <style:table-column-properties style:column-width="2.882cm" style:use-optimal-column-width="false"/>
    </style:style>
    <style:style style:name="co2" style:family="table-column">
      <style:table-column-properties style:column-width="2.885cm" style:use-optimal-column-width="false"/>
    </style:style>
    <style:style style:name="co3" style:family="table-column">
      <style:table-column-properties style:column-width="2.875cm" style:use-optimal-column-width="false"/>
    </style:style>
    <style:style style:name="co4" style:family="table-column">
      <style:table-column-properties style:column-width="2.307cm" style:use-optimal-column-width="false"/>
    </style:style>
    <style:style style:name="co5" style:family="table-column">
      <style:table-column-properties style:column-width="2.463cm" style:use-optimal-column-width="false"/>
    </style:style>
    <style:style style:name="co6" style:family="table-column">
      <style:table-column-properties style:column-width="2.655cm" style:use-optimal-column-width="false"/>
    </style:style>
    <style:style style:name="co7" style:family="table-column">
      <style:table-column-properties style:column-width="3.156cm" style:use-optimal-column-width="false"/>
    </style:style>
    <style:style style:name="co8" style:family="table-column">
      <style:table-column-properties style:column-width="2.617cm" style:use-optimal-column-width="false"/>
    </style:style>
    <style:style style:name="co9" style:family="table-column">
      <style:table-column-properties style:column-width="5.365cm" style:use-optimal-column-width="false"/>
    </style:style>
    <style:style style:name="co10" style:family="table-column">
      <style:table-column-properties style:column-width="0.6cm" style:use-optimal-column-width="false"/>
    </style:style>
    <style:style style:name="ro1" style:family="table-row">
      <style:table-row-properties style:row-height="3.34cm" style:use-optimal-row-height="false"/>
    </style:style>
    <style:style style:name="ro2" style:family="table-row">
      <style:table-row-properties style:row-height="3.069cm" style:use-optimal-row-height="false"/>
    </style:style>
    <style:style style:name="ro3" style:family="table-row">
      <style:table-row-properties style:row-height="0.972cm" style:use-optimal-row-height="false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="none" draw:fill-color="#ffffff"/>
      <style:text-properties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0.169cm" svg:height="3.339cm" svg:x="1.263cm" svg:y="6.8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Add Hospital</text:p>
              </table:table-cell>
              <table:table-cell>
                <text:p>Add Camp</text:p>
              </table:table-cell>
              <table:table-cell>
                <text:p>View List camps</text:p>
              </table:table-cell>
              <table:table-cell>
                <text:p>View list Hospitals</text:p>
              </table:table-cell>
              <table:table-cell>
                <text:p>View Donors</text:p>
              </table:table-cell>
              <table:table-cell>
                <text:p>Check Requests</text:p>
              </table:table-cell>
              <table:table-cell>
                <text:p>Send Notification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8.5cm" svg:height="4.75cm" svg:x="7cm" svg:y="12.75cm">
          <draw:text-box>
            <text:p text:style-name="P1"><text:span text:style-name="T1">Welcome</text:span></text:p>
            <text:p text:style-name="P1"><text:span text:style-name="T1">ADMIN</text:span></text:p>
          </draw:text-box>
        </draw:frame>
        <draw:custom-shape draw:style-name="gr2" draw:text-style-name="P3" draw:layer="layout" svg:width="3.5cm" svg:height="4.75cm" svg:x="12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standard" draw:layer="layout" svg:width="20.169cm" svg:height="3.339cm" svg:x="0.371cm" svg:y="6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Add Hospital</text:p>
              </table:table-cell>
              <table:table-cell>
                <text:p>Add Camp</text:p>
              </table:table-cell>
              <table:table-cell>
                <text:p>View List camps</text:p>
              </table:table-cell>
              <table:table-cell>
                <text:p>View list Hospitals</text:p>
              </table:table-cell>
              <table:table-cell>
                <text:p>View Donors</text:p>
              </table:table-cell>
              <table:table-cell>
                <text:p>Check Requests</text:p>
              </table:table-cell>
              <table:table-cell>
                <text:p>Send Notification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9.162cm" svg:height="11.816cm" svg:x="1.168cm" svg:y="15.4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gray3">
              <table:table-cell>
                <text:p>First Name</text:p>
              </table:table-cell>
              <table:table-cell>
                <text:p>Last Name</text:p>
              </table:table-cell>
              <table:table-cell>
                <text:p>Blood Group</text:p>
              </table:table-cell>
              <table:table-cell>
                <text:p>Phone Number</text:p>
              </table:table-cell>
              <table:table-cell>
                <text:list text:style-name="L1">
                  <text:list-header>
                    <text:p>city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Pin code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/>
                    <text:p/>
                  </text:list-header>
                </text:list>
              </table:table-cell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6.25cm" svg:height="3.806cm" svg:x="2.5cm" svg:y="10.25cm">
          <draw:text-box>
            <text:p>City</text:p>
            <text:p/>
            <text:p>Pincode</text:p>
            <text:p/>
            <text:p>Blood Group</text:p>
          </draw:text-box>
        </draw:frame>
        <draw:custom-shape draw:style-name="gr4" draw:text-style-name="P5" draw:layer="layout" svg:width="6.75cm" svg:height="0.5cm" svg:x="7.7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75cm" svg:height="0.5cm" svg:x="7.7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75cm" svg:height="0.5cm" svg:x="7.75cm" svg:y="13.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standard" draw:layer="layout" svg:width="20.169cm" svg:height="3.339cm" svg:x="0.448cm" svg:y="6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Add Hospital</text:p>
              </table:table-cell>
              <table:table-cell>
                <text:p>Add Camp</text:p>
              </table:table-cell>
              <table:table-cell>
                <text:p>View List camps</text:p>
              </table:table-cell>
              <table:table-cell>
                <text:p>View list Hospitals</text:p>
              </table:table-cell>
              <table:table-cell>
                <text:p>View Donors</text:p>
              </table:table-cell>
              <table:table-cell>
                <text:p>Check Requests</text:p>
              </table:table-cell>
              <table:table-cell>
                <text:p>Send Notifications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6:56:45.080000000</meta:creation-date>
    <dc:date>2022-03-01T17:53:05.726000000</dc:date>
    <meta:editing-duration>PT14M58S</meta:editing-duration>
    <meta:editing-cycles>2</meta:editing-cycles>
    <meta:generator>LibreOffice/7.3.0.3$Windows_X86_64 LibreOffice_project/0f246aa12d0eee4a0f7adcefbf7c878fc2238db3</meta:generator>
    <meta:document-statistic meta:object-count="10"/>
  </office:meta>
</office:document-meta>
</file>